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.02cm" svg:stroke-color="#008000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svg:stroke-color="#008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3cm" svg:stroke-color="#000000" draw:marker-start-width="0.65cm" draw:marker-end="Arrow" draw:marker-end-width="0.6cm" draw:fill="none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draw:stroke="none" svg:stroke-color="#000000" draw:fill="none" draw:fill-color="#ffffff" fo:min-he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fo:font-size="10pt" style:font-size-asian="10pt" style:font-size-complex="10pt"/>
    </style:style>
    <style:style style:name="T1" style:family="text">
      <style:text-properties fo:font-family="Calibri" style:font-family-generic="swiss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0.5cm" svg:x="1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2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1cm" svg:height="0.5cm" svg:x="2.599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.8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4cm" svg:y="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2cm" svg:y="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2cm" svg:y="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.8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.8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0.2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7cm" svg:x="3.3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7cm" svg:x="4.1cm" svg:y="3.4cm">
          <text:p/>
          <draw:enhanced-geometry svg:viewBox="0 0 21600 21600" draw:type="rectangle" draw:enhanced-path="M 0 0 L 21600 0 21600 21600 0 21600 0 0 Z N"/>
        </draw:custom-shape>
        <draw:polygon draw:style-name="gr3" draw:text-style-name="P1" draw:layer="layout" svg:width="1.499cm" svg:height="1.499cm" draw:transform="rotate (-1.5707963267949) translate (4.8cm 0.199999999999999cm)" svg:viewBox="0 0 1500 1500" draw:points="800,1500 1500,1500 1500,0 0,0 0,700 800,700">
          <text:p/>
        </draw:polygon>
        <draw:polygon draw:style-name="gr3" draw:text-style-name="P1" draw:layer="layout" svg:width="1.499cm" svg:height="1.499cm" draw:transform="rotate (-3.14159265358979) translate (1.6cm 1.6cm)" svg:viewBox="0 0 1500 1500" draw:points="800,0 1500,0 1500,1500 0,1500 0,800 800,800">
          <text:p/>
        </draw:polygon>
        <draw:custom-shape draw:style-name="gr1" draw:text-style-name="P1" draw:layer="layout" svg:width="0.5cm" svg:height="0.5cm" svg:x="8.9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1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1cm" svg:height="0.5cm" svg:x="10.499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7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3cm" svg:y="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1cm" svg:y="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3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.1cm" svg:y="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7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.7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9cm" svg:y="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1cm" svg:y="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9cm" svg:y="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7cm" svg:x="8.8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7cm" svg:x="8.8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7cm" svg:x="9.6cm" svg:y="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7cm" svg:x="9.6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7cm" svg:x="9.6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9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7cm" svg:x="8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7cm" svg:x="10.4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7cm" svg:x="11.2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7cm" svg:x="12cm" svg:y="3.4cm">
          <text:p/>
          <draw:enhanced-geometry svg:viewBox="0 0 21600 21600" draw:type="rectangle" draw:enhanced-path="M 0 0 L 21600 0 21600 21600 0 21600 0 0 Z N"/>
        </draw:custom-shape>
        <draw:polygon draw:style-name="gr3" draw:text-style-name="P1" draw:layer="layout" svg:width="1.499cm" svg:height="1.499cm" draw:transform="rotate (-1.5707963267949) translate (12.7cm 0.199999999999999cm)" svg:viewBox="0 0 1500 1500" draw:points="800,1500 1500,1500 1500,0 0,0 0,700 800,700">
          <text:p/>
        </draw:polygon>
        <draw:polygon draw:style-name="gr3" draw:text-style-name="P1" draw:layer="layout" svg:width="1.499cm" svg:height="1.499cm" draw:transform="rotate (-3.14159265358979) translate (9.5cm 1.6cm)" svg:viewBox="0 0 1500 1500" draw:points="800,0 1500,0 1500,1500 0,1500 0,800 800,800">
          <text:p/>
        </draw:polygon>
        <draw:polygon draw:style-name="gr3" draw:text-style-name="P1" draw:layer="layout" svg:width="2.299cm" svg:height="2.299cm" draw:transform="rotate (-1.5707963267949) translate (3.2cm 1.8cm)" svg:viewBox="0 0 2300 2300" draw:points="0,2300 2300,2300 2300,800 700,800 700,0 0,0">
          <text:p/>
        </draw:polygon>
        <draw:line draw:style-name="gr4" draw:text-style-name="P1" draw:layer="layout" svg:x1="5.5cm" svg:y1="2.4cm" svg:x2="7.7cm" svg:y2="2.4cm">
          <text:p/>
        </draw:line>
        <draw:frame draw:style-name="gr5" draw:text-style-name="P2" draw:layer="layout" svg:width="4.3cm" svg:height="0.662cm" svg:x="0.6cm" svg:y="4.2cm">
          <draw:text-box>
            <text:p text:style-name="P2"><text:span text:style-name="T1">After NN clustering</text:span></text:p>
          </draw:text-box>
        </draw:frame>
        <draw:frame draw:style-name="gr5" draw:text-style-name="P2" draw:layer="layout" svg:width="4.3cm" svg:height="0.662cm" svg:x="8.2cm" svg:y="4.238cm">
          <draw:text-box>
            <text:p text:style-name="P2"><text:span text:style-name="T1">After object cre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E </meta:initial-creator>
    <meta:creation-date>2015-10-21T15:40:02</meta:creation-date>
    <dc:date>2015-10-21T16:01:08</dc:date>
    <dc:creator>ETE </dc:creator>
    <meta:editing-duration>PT5M43S</meta:editing-duration>
    <meta:editing-cycles>1</meta:editing-cycles>
    <meta:document-statistic meta:object-count="49"/>
    <meta:generator>LibreOffice/3.5$Linux_x86 LibreOffice_project/350m1$Build-2</meta:generator>
  </office:meta>
</office:document-meta>
</file>